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=============================================================================</text:p>
      <text:p text:style-name="Standard"><text:s text:c="16"/>REPORTE COMPLETO DEL SISTEMA DE REHABILITACIÓN</text:p>
      <text:p text:style-name="Standard"><text:s text:c="14"/>ROBOT CARTESIANO PARA EXTREMIDAD SUPERIOR CON EMG</text:p>
      <text:p text:style-name="Standard">================================================================================</text:p>
      <text:p text:style-name="Standard"/>
      <text:p text:style-name="Standard">📅 FECHA: 27 de noviembre de 2025</text:p>
      <text:p text:style-name="Standard">📊 VERSIÓN: 3.1 - Con integración Arduino para sensores ECG/EMG</text:p>
      <text:p text:style-name="Standard">🎯 APLICACIÓN: Rehabilitación de extremidad superior con monitoreo muscular</text:p>
      <text:p text:style-name="Standard"/>
      <text:p text:style-name="Standard">================================================================================</text:p>
      <text:p text:style-name="Standard"><text:s text:c="34"/>RESUMEN EJECUTIVO</text:p>
      <text:p text:style-name="Standard">================================================================================</text:p>
      <text:p text:style-name="Standard"/>
      <text:p text:style-name="Standard">Sistema integral de rehabilitación robótica que combina:</text:p>
      <text:p text:style-name="Standard">- Robot cartesiano CNC para movimientos precisos de extremidad superior</text:p>
      <text:p text:style-name="Standard">- Sensores EMG (usando hardware ECG) para monitoreo muscular en tiempo real</text:p>
      <text:p text:style-name="Standard">- Interfaz gráfica completa para terapeutas y pacientes</text:p>
      <text:p text:style-name="Standard">- Base de datos para seguimiento de progreso</text:p>
      <text:p text:style-name="Standard">- Generación de reportes médicos automatizados</text:p>
      <text:p text:style-name="Standard"/>
      <text:p text:style-name="Standard">================================================================================</text:p>
      <text:p text:style-name="Standard"><text:s text:c="28"/>1. COMPONENTES DEL SISTEMA</text:p>
      <text:p text:style-name="Standard">================================================================================</text:p>
      <text:p text:style-name="Standard"/>
      <text:p text:style-name="Standard">🔧 HARDWARE:</text:p>
      <text:p text:style-name="Standard">- Robot cartesiano CNC (3 ejes: X, Y, Z)</text:p>
      <text:p text:style-name="Standard">- Arduino Nano para lectura de sensores EMG</text:p>
      <text:p text:style-name="Standard">- Sensores EMG en canales Hombro y Antebrazo</text:p>
      <text:p text:style-name="Standard">- Comunicación serial USB (/dev/ttyUSB0 a 115200 baud)</text:p>
      <text:p text:style-name="Standard"/>
      <text:p text:style-name="Standard">💻 SOFTWARE:</text:p>
      <text:p text:style-name="Standard">- Lenguaje: Python 3.13.5</text:p>
      <text:p text:style-name="Standard">- Framework gráfico: Pygame 2.6.1</text:p>
      <text:p text:style-name="Standard">- Análisis de datos: NumPy, Matplotlib, Pandas</text:p>
      <text:p text:style-name="Standard">- Base de datos: CSV con gestión estructurada</text:p>
      <text:p text:style-name="Standard"/>
      <text:p text:style-name="Standard">================================================================================</text:p>
      <text:p text:style-name="Standard"><text:s text:c="26"/>2. FUNCIONALIDADES PRINCIPALES</text:p>
      <text:p text:style-name="Standard">================================================================================</text:p>
      <text:p text:style-name="Standard"/>
      <text:p text:style-name="Standard">🏥 GESTIÓN DE PACIENTES:</text:p>
      <text:p text:style-name="Standard"><text:soft-page-break/>✅ Registro completo de pacientes con datos demográficos</text:p>
      <text:p text:style-name="Standard">✅ Generación automática de ID único por paciente</text:p>
      <text:p text:style-name="Standard">✅ Búsqueda inteligente (nombres parciales, normalizados)</text:p>
      <text:p text:style-name="Standard">✅ Historial médico y seguimiento de sesiones</text:p>
      <text:p text:style-name="Standard">✅ Base de datos persistente en formato CSV</text:p>
      <text:p text:style-name="Standard"/>
      <text:p text:style-name="Standard">🎮 CONTROL DEL ROBOT CNC:</text:p>
      <text:p text:style-name="Standard">✅ Movimientos precisos en 3 ejes (X, Y, Z)</text:p>
      <text:p text:style-name="Standard">✅ Control de velocidad variable en tiempo real</text:p>
      <text:p text:style-name="Standard">✅ Detección automática de tipo de firmware (GRBL/No-GRBL)</text:p>
      <text:p text:style-name="Standard">✅ Comandos G-code estándar y personalizados</text:p>
      <text:p text:style-name="Standard">✅ Monitoreo de estado en tiempo real</text:p>
      <text:p text:style-name="Standard">✅ Funciones de paro de emergencia y reanudación</text:p>
      <text:p text:style-name="Standard"/>
      <text:p text:style-name="Standard">🏋️ RUTINAS DE REHABILITACIÓN:</text:p>
      <text:p text:style-name="Standard">✅ Rutinas preconfiguradas para diferentes ejercicios</text:p>
      <text:p text:style-name="Standard">✅ Tiempos configurables por rutina</text:p>
      <text:p text:style-name="Standard">✅ Captura automática de datos EMG durante ejercicios</text:p>
      <text:p text:style-name="Standard">✅ Control de inicio/paro sincronizado con sensores</text:p>
      <text:p text:style-name="Standard">✅ Progresión de ejercicios personalizable</text:p>
      <text:p text:style-name="Standard"/>
      <text:p text:style-name="Standard">📊 MONITOREO EMG EN TIEMPO REAL:</text:p>
      <text:p text:style-name="Standard">✅ Lectura simultánea de 2 canales (Hombro y Antebrazo)</text:p>
      <text:p text:style-name="Standard">✅ Filtrado digital y rectificación de señales</text:p>
      <text:p text:style-name="Standard">✅ Calibración automática de rangos</text:p>
      <text:p text:style-name="Standard">✅ Visualización gráfica en tiempo real</text:p>
      <text:p text:style-name="Standard">✅ Normalización a escala 0-100% de esfuerzo</text:p>
      <text:p text:style-name="Standard"/>
      <text:p text:style-name="Standard">📈 ANÁLISIS Y GRÁFICAS:</text:p>
      <text:p text:style-name="Standard">✅ Gráficas de actividad muscular en tiempo real</text:p>
      <text:p text:style-name="Standard">✅ Ventana especializada de 1400x800 pixels optimizada</text:p>
      <text:p text:style-name="Standard">✅ Rango de visualización ECG optimizado (-5 a 105)</text:p>
      <text:p text:style-name="Standard">✅ Comparación entre canales Hombro vs Antebrazo</text:p>
      <text:p text:style-name="Standard">✅ Análisis de progreso temporal por sesión</text:p>
      <text:p text:style-name="Standard"/>
      <text:p text:style-name="Standard">🗂️ GESTIÓN DE DATOS:</text:p>
      <text:p text:style-name="Standard">✅ Guardado automático de sesiones de trabajo</text:p>
      <text:p text:style-name="Standard">✅ Exportación de datos en formato CSV</text:p>
      <text:p text:style-name="Standard">✅ Cálculo de promedios y estadísticas por sesión</text:p>
      <text:p text:style-name="Standard">✅ Almacenamiento en carpeta /backups/ organizada</text:p>
      <text:p text:style-name="Standard">✅ Timestamping automático de archivos</text:p>
      <text:p text:style-name="Standard"/>
      <text:p text:style-name="Standard">📋 REPORTES MÉDICOS:</text:p>
      <text:p text:style-name="Standard">✅ Generación de reportes automáticos por paciente</text:p>
      <text:p text:style-name="Standard">✅ Exportación de datos de progreso</text:p>
      <text:p text:style-name="Standard">✅ Comparación de sesiones múltiples</text:p>
      <text:p text:style-name="Standard">✅ Análisis de mejoras/retrocesos</text:p>
      <text:p text:style-name="Standard">✅ Formato compatible con software médico</text:p>
      <text:p text:style-name="Standard"/>
      <text:p text:style-name="Standard"><text:soft-page-break/>================================================================================</text:p>
      <text:p text:style-name="Standard"><text:s text:c="31"/>3. INTERFAZ DE USUARIO</text:p>
      <text:p text:style-name="Standard">================================================================================</text:p>
      <text:p text:style-name="Standard"/>
      <text:p text:style-name="Standard">🖥️ VENTANA PRINCIPAL:</text:p>
      <text:p text:style-name="Standard">- Selección de pacientes con búsqueda inteligente</text:p>
      <text:p text:style-name="Standard">- Panel de control del robot CNC</text:p>
      <text:p text:style-name="Standard">- Botones de acceso rápido a todas las funciones</text:p>
      <text:p text:style-name="Standard">- Estado en tiempo real del sistema</text:p>
      <text:p text:style-name="Standard"/>
      <text:p text:style-name="Standard">📊 VENTANA DE GRÁFICAS EMG:</text:p>
      <text:p text:style-name="Standard">- Visualización simultánea de ambos canales musculares</text:p>
      <text:p text:style-name="Standard">- Título: "Gráficas de Esfuerzo Muscular" </text:p>
      <text:p text:style-name="Standard">- Distribución optimizada:</text:p>
      <text:p text:style-name="Standard"><text:s text:c="2"/>* Título: Zona superior (y=8)</text:p>
      <text:p text:style-name="Standard"><text:s text:c="2"/>* Gráfica Hombro: 30.5% de altura de ventana</text:p>
      <text:p text:style-name="Standard"><text:s text:c="2"/>* Gráfica Antebrazo: 75% de altura de ventana</text:p>
      <text:p text:style-name="Standard">- Botones de control: Captura, Mostrar ambos, Guardar datos, Comparar progreso</text:p>
      <text:p text:style-name="Standard"/>
      <text:p text:style-name="Standard">🎯 VENTANA DE RUTINAS:</text:p>
      <text:p text:style-name="Standard">- Selección de rutinas preconfiguradas</text:p>
      <text:p text:style-name="Standard">- Ejecución sincronizada robot + captura EMG</text:p>
      <text:p text:style-name="Standard">- Indicador visual "● Capturando datos ECG..."</text:p>
      <text:p text:style-name="Standard">- Control de velocidad en tiempo real</text:p>
      <text:p text:style-name="Standard"/>
      <text:p text:style-name="Standard">📈 VENTANA DE PROGRESO:</text:p>
      <text:p text:style-name="Standard">- Análisis comparativo entre sesiones</text:p>
      <text:p text:style-name="Standard">- Gráficas de evolución temporal</text:p>
      <text:p text:style-name="Standard">- Estadísticas de mejora por músculo</text:p>
      <text:p text:style-name="Standard">- Exportación de reportes médicos</text:p>
      <text:p text:style-name="Standard"/>
      <text:p text:style-name="Standard">================================================================================</text:p>
      <text:p text:style-name="Standard"><text:s text:c="30"/>4. ESPECIFICACIONES TÉCNICAS</text:p>
      <text:p text:style-name="Standard">================================================================================</text:p>
      <text:p text:style-name="Standard"/>
      <text:p text:style-name="Standard">📡 COMUNICACIÓN:</text:p>
      <text:p text:style-name="Standard">- Puerto serie: /dev/ttyUSB0</text:p>
      <text:p text:style-name="Standard">- Velocidad: 115200 baud</text:p>
      <text:p text:style-name="Standard">- Protocolo: Texto plano con formato "Musculo_1:valor1,Musculo_2:valor2"</text:p>
      <text:p text:style-name="Standard">- Detección automática de puerto Arduino</text:p>
      <text:p text:style-name="Standard"/>
      <text:p text:style-name="Standard">🔬 ADQUISICIÓN EMG:</text:p>
      <text:p text:style-name="Standard">- Frecuencia de muestreo: ~200 Hz (delay 5ms en Arduino)</text:p>
      <text:p text:style-name="Standard">- Filtro digital: EMA (Exponential Moving Average) con α=0.2</text:p>
      <text:p text:style-name="Standard">- Rectificación: Valor absoluto desde línea base</text:p>
      <text:p text:style-name="Standard"><text:soft-page-break/>- Calibración: Automática por primeros 100 valores</text:p>
      <text:p text:style-name="Standard">- Rango de trabajo: 0-1023 (ADC 10-bit)</text:p>
      <text:p text:style-name="Standard">- Normalización: 0-100% de esfuerzo máximo</text:p>
      <text:p text:style-name="Standard"/>
      <text:p text:style-name="Standard">🖼️ VISUALIZACIÓN:</text:p>
      <text:p text:style-name="Standard">- Resolución de ventana: 1400x800 pixels (redimensionable)</text:p>
      <text:p text:style-name="Standard">- Mínimo: 1000x700 pixels</text:p>
      <text:p text:style-name="Standard">- Figuras matplotlib: 6.5x3.5 pulgadas a 100 DPI</text:p>
      <text:p text:style-name="Standard">- Colores: Esquema verde oscuro profesional</text:p>
      <text:p text:style-name="Standard">- Fuente: DejaVu Sans</text:p>
      <text:p text:style-name="Standard"/>
      <text:p text:style-name="Standard">💾 ALMACENAMIENTO:</text:p>
      <text:p text:style-name="Standard">- Base de datos: CSV con campos normalizados</text:p>
      <text:p text:style-name="Standard">- Backups automáticos con timestamp</text:p>
      <text:p text:style-name="Standard">- Estructura de carpetas: /backups/</text:p>
      <text:p text:style-name="Standard">- Formato de archivos: ISO 8601 para fechas</text:p>
      <text:p text:style-name="Standard"/>
      <text:p text:style-name="Standard">================================================================================</text:p>
      <text:p text:style-name="Standard"><text:s text:c="33"/>5. FLUJO DE TRABAJO</text:p>
      <text:p text:style-name="Standard">================================================================================</text:p>
      <text:p text:style-name="Standard"/>
      <text:p text:style-name="Standard">🔄 SESIÓN TÍPICA DE REHABILITACIÓN:</text:p>
      <text:p text:style-name="Standard"/>
      <text:p text:style-name="Standard">1. PREPARACIÓN:</text:p>
      <text:p text:style-name="Standard"><text:s text:c="3"/>➤ Inicio del sistema y detección automática de Arduino</text:p>
      <text:p text:style-name="Standard"><text:s text:c="3"/>➤ Selección/registro de paciente</text:p>
      <text:p text:style-name="Standard"><text:s text:c="3"/>➤ Verificación de conexión robot CNC</text:p>
      <text:p text:style-name="Standard"/>
      <text:p text:style-name="Standard">2. CONFIGURACIÓN:</text:p>
      <text:p text:style-name="Standard"><text:s text:c="3"/>➤ Colocación de electrodos EMG en hombro y antebrazo</text:p>
      <text:p text:style-name="Standard"><text:s text:c="3"/>➤ Calibración automática de sensores (primeros 2 segundos)</text:p>
      <text:p text:style-name="Standard"><text:s text:c="3"/>➤ Selección de rutina de rehabilitación</text:p>
      <text:p text:style-name="Standard"/>
      <text:p text:style-name="Standard">3. EJECUCIÓN:</text:p>
      <text:p text:style-name="Standard"><text:s text:c="3"/>➤ Inicio sincronizado: robot + captura EMG</text:p>
      <text:p text:style-name="Standard"><text:s text:c="3"/>➤ Monitoreo en tiempo real de esfuerzo muscular</text:p>
      <text:p text:style-name="Standard"><text:s text:c="3"/>➤ Ajustes de velocidad según respuesta del paciente</text:p>
      <text:p text:style-name="Standard"><text:s text:c="3"/>➤ Visualización continua de gráficas EMG</text:p>
      <text:p text:style-name="Standard"/>
      <text:p text:style-name="Standard">4. FINALIZACIÓN:</text:p>
      <text:p text:style-name="Standard"><text:s text:c="3"/>➤ Detención automática al completar rutina</text:p>
      <text:p text:style-name="Standard"><text:s text:c="3"/>➤ Guardado automático de datos de sesión</text:p>
      <text:p text:style-name="Standard"><text:s text:c="3"/>➤ Cálculo de estadísticas (promedio, duración)</text:p>
      <text:p text:style-name="Standard"><text:s text:c="3"/>➤ Registro en historial del paciente</text:p>
      <text:p text:style-name="Standard"/>
      <text:p text:style-name="Standard">5. ANÁLISIS:</text:p>
      <text:p text:style-name="Standard"><text:s text:c="3"/>➤ Generación de gráficas de progreso</text:p>
      <text:p text:style-name="Standard"><text:soft-page-break/><text:s text:c="3"/>➤ Comparación con sesiones anteriores</text:p>
      <text:p text:style-name="Standard"><text:s text:c="3"/>➤ Exportación de reportes médicos</text:p>
      <text:p text:style-name="Standard"><text:s text:c="3"/>➤ Recomendaciones para próximas sesiones</text:p>
      <text:p text:style-name="Standard"/>
      <text:p text:style-name="Standard">================================================================================</text:p>
      <text:p text:style-name="Standard"><text:s text:c="31"/>6. CARACTERÍSTICAS AVANZADAS</text:p>
      <text:p text:style-name="Standard">================================================================================</text:p>
      <text:p text:style-name="Standard"/>
      <text:p text:style-name="Standard">🧠 INTELIGENCIA DEL SISTEMA:</text:p>
      <text:p text:style-name="Standard"/>
      <text:p text:style-name="Standard">✅ CALIBRACIÓN ADAPTATIVA:</text:p>
      <text:p text:style-name="Standard">- Aprendizaje automático de rangos por paciente</text:p>
      <text:p text:style-name="Standard">- Ajuste dinámico según historial de sesiones</text:p>
      <text:p text:style-name="Standard">- Normalización personalizada por individuo</text:p>
      <text:p text:style-name="Standard"/>
      <text:p text:style-name="Standard">✅ DETECCIÓN DE ANOMALÍAS:</text:p>
      <text:p text:style-name="Standard">- Identificación de desconexiones de sensores</text:p>
      <text:p text:style-name="Standard">- Fallback a simulación en caso de fallo de hardware</text:p>
      <text:p text:style-name="Standard">- Validación de integridad de datos</text:p>
      <text:p text:style-name="Standard"/>
      <text:p text:style-name="Standard">✅ SINCRONIZACIÓN PRECISA:</text:p>
      <text:p text:style-name="Standard">- Coordinación robot-EMG en tiempo real</text:p>
      <text:p text:style-name="Standard">- Timestamps sincronizados para análisis posterior</text:p>
      <text:p text:style-name="Standard">- Control de concurrencia con threading</text:p>
      <text:p text:style-name="Standard"/>
      <text:p text:style-name="Standard">✅ INTERFAZ ADAPTABLE:</text:p>
      <text:p text:style-name="Standard">- Redimensionamiento inteligente de ventanas</text:p>
      <text:p text:style-name="Standard">- Ajuste automático de fuentes según resolución</text:p>
      <text:p text:style-name="Standard">- Distribución responsiva de elementos gráficos</text:p>
      <text:p text:style-name="Standard"/>
      <text:p text:style-name="Standard">================================================================================</text:p>
      <text:p text:style-name="Standard"><text:s text:c="32"/>7. DATOS Y MÉTRICAS</text:p>
      <text:p text:style-name="Standard">================================================================================</text:p>
      <text:p text:style-name="Standard"/>
      <text:p text:style-name="Standard">📊 PARÁMETROS MONITOREADOS:</text:p>
      <text:p text:style-name="Standard"/>
      <text:p text:style-name="Standard">POR SESIÓN:</text:p>
      <text:p text:style-name="Standard">- Esfuerzo muscular promedio (Hombro y Antebrazo)</text:p>
      <text:p text:style-name="Standard">- Duración total de ejercicio</text:p>
      <text:p text:style-name="Standard">- Picos máximos de activación</text:p>
      <text:p text:style-name="Standard">- Variabilidad de la señal EMG</text:p>
      <text:p text:style-name="Standard">- Coordinación inter-muscular</text:p>
      <text:p text:style-name="Standard"/>
      <text:p text:style-name="Standard">POR PACIENTE:</text:p>
      <text:p text:style-name="Standard">- Progreso temporal (mejora/deterioro)</text:p>
      <text:p text:style-name="Standard"><text:soft-page-break/>- Asimetría muscular (diferencias Hombro-Antebrazo)</text:p>
      <text:p text:style-name="Standard">- Consistencia entre sesiones</text:p>
      <text:p text:style-name="Standard">- Adherencia al tratamiento</text:p>
      <text:p text:style-name="Standard">- Evolución de fuerza muscular</text:p>
      <text:p text:style-name="Standard"/>
      <text:p text:style-name="Standard">ESTADÍSTICAS GENERALES:</text:p>
      <text:p text:style-name="Standard">- Número total de sesiones por paciente</text:p>
      <text:p text:style-name="Standard">- Tiempo acumulado de terapia</text:p>
      <text:p text:style-name="Standard">- Tendencias de recuperación</text:p>
      <text:p text:style-name="Standard">- Comparativas poblacionales</text:p>
      <text:p text:style-name="Standard"/>
      <text:p text:style-name="Standard">================================================================================</text:p>
      <text:p text:style-name="Standard"><text:s text:c="33"/>8. SEGURIDAD Y CONFIABILIDAD</text:p>
      <text:p text:style-name="Standard">================================================================================</text:p>
      <text:p text:style-name="Standard"/>
      <text:p text:style-name="Standard">🔒 MEDIDAS DE SEGURIDAD:</text:p>
      <text:p text:style-name="Standard"/>
      <text:p text:style-name="Standard">✅ HARDWARE:</text:p>
      <text:p text:style-name="Standard">- Paro de emergencia inmediato</text:p>
      <text:p text:style-name="Standard">- Límites de software en movimientos</text:p>
      <text:p text:style-name="Standard">- Monitoreo continuo de estado del robot</text:p>
      <text:p text:style-name="Standard">- Desconexión automática por fallo</text:p>
      <text:p text:style-name="Standard"/>
      <text:p text:style-name="Standard">✅ SOFTWARE:</text:p>
      <text:p text:style-name="Standard">- Validación de comandos G-code</text:p>
      <text:p text:style-name="Standard">- Control de rangos de movimiento</text:p>
      <text:p text:style-name="Standard">- Backup automático de datos críticos</text:p>
      <text:p text:style-name="Standard">- Manejo robusto de excepciones</text:p>
      <text:p text:style-name="Standard"/>
      <text:p text:style-name="Standard">✅ DATOS:</text:p>
      <text:p text:style-name="Standard">- Integridad de base de datos validada</text:p>
      <text:p text:style-name="Standard">- Backup automático con timestamp</text:p>
      <text:p text:style-name="Standard">- Recuperación de sesión en caso de fallo</text:p>
      <text:p text:style-name="Standard">- Trazabilidad completa de acciones</text:p>
      <text:p text:style-name="Standard"/>
      <text:p text:style-name="Standard">================================================================================</text:p>
      <text:p text:style-name="Standard"><text:s text:c="32"/>9. CASOS DE USO MÉDICOS</text:p>
      <text:p text:style-name="Standard">================================================================================</text:p>
      <text:p text:style-name="Standard"/>
      <text:p text:style-name="Standard">🏥 APLICACIONES CLÍNICAS:</text:p>
      <text:p text:style-name="Standard"/>
      <text:p text:style-name="Standard">✅ REHABILITACIÓN POST-STROKE:</text:p>
      <text:p text:style-name="Standard">- Recuperación de coordinación motora fina</text:p>
      <text:p text:style-name="Standard">- Fortalecimiento selectivo de grupos musculares</text:p>
      <text:p text:style-name="Standard">- Evaluación objetiva de progreso neurológico</text:p>
      <text:p text:style-name="Standard"><text:soft-page-break/></text:p>
      <text:p text:style-name="Standard">✅ LESIONES DEPORTIVAS:</text:p>
      <text:p text:style-name="Standard">- Rehabilitación de hombro (manguito rotador)</text:p>
      <text:p text:style-name="Standard">- Fortalecimiento progresivo de antebrazo</text:p>
      <text:p text:style-name="Standard">- Prevención de re-lesiones</text:p>
      <text:p text:style-name="Standard"/>
      <text:p text:style-name="Standard">✅ TERAPIA OCUPACIONAL:</text:p>
      <text:p text:style-name="Standard">- Mejora de actividades de vida diaria</text:p>
      <text:p text:style-name="Standard">- Coordinación ojo-mano asistida por robot</text:p>
      <text:p text:style-name="Standard">- Adaptación de ejercicios por capacidades</text:p>
      <text:p text:style-name="Standard"/>
      <text:p text:style-name="Standard">✅ INVESTIGACIÓN CLÍNICA:</text:p>
      <text:p text:style-name="Standard">- Cuantificación objetiva de recuperación</text:p>
      <text:p text:style-name="Standard">- Estudios comparativos de tratamientos</text:p>
      <text:p text:style-name="Standard">- Validación de protocolos de rehabilitación</text:p>
      <text:p text:style-name="Standard"/>
      <text:p text:style-name="Standard">================================================================================</text:p>
      <text:p text:style-name="Standard"><text:s text:c="31"/>10. VENTAJAS COMPETITIVAS</text:p>
      <text:p text:style-name="Standard">================================================================================</text:p>
      <text:p text:style-name="Standard"/>
      <text:p text:style-name="Standard">🏆 DIFERENCIADORES CLAVE:</text:p>
      <text:p text:style-name="Standard"/>
      <text:p text:style-name="Standard">✅ INTEGRACIÓN COMPLETA:</text:p>
      <text:p text:style-name="Standard">- Sistema todo-en-uno: robot + EMG + software</text:p>
      <text:p text:style-name="Standard">- Sin necesidad de equipos externos adicionales</text:p>
      <text:p text:style-name="Standard">- Interfaz unificada para terapeuta</text:p>
      <text:p text:style-name="Standard"/>
      <text:p text:style-name="Standard">✅ MONITOREO BIOLÓGICO:</text:p>
      <text:p text:style-name="Standard">- Feedback muscular en tiempo real</text:p>
      <text:p text:style-name="Standard">- Adaptación basada en respuesta fisiológica</text:p>
      <text:p text:style-name="Standard">- Cuantificación objetiva del esfuerzo</text:p>
      <text:p text:style-name="Standard"/>
      <text:p text:style-name="Standard">✅ PRECISIÓN ROBÓTICA:</text:p>
      <text:p text:style-name="Standard">- Movimientos repetibles y exactos</text:p>
      <text:p text:style-name="Standard">- Control fino de velocidad y trayectoria</text:p>
      <text:p text:style-name="Standard">- Eliminación de variabilidad humana</text:p>
      <text:p text:style-name="Standard"/>
      <text:p text:style-name="Standard">✅ GESTIÓN DE DATOS:</text:p>
      <text:p text:style-name="Standard">- Trazabilidad completa del tratamiento</text:p>
      <text:p text:style-name="Standard">- Reportes automáticos para médicos</text:p>
      <text:p text:style-name="Standard">- Análisis longitudinal de pacientes</text:p>
      <text:p text:style-name="Standard"/>
      <text:p text:style-name="Standard">✅ COSTO-EFECTIVIDAD:</text:p>
      <text:p text:style-name="Standard">- Basado en hardware estándar (Arduino + CNC)</text:p>
      <text:p text:style-name="Standard">- Software open-source personalizable</text:p>
      <text:p text:style-name="Standard">- Mantenimiento simplificado</text:p>
      <text:p text:style-name="Standard"/>
      <text:p text:style-name="Standard"><text:soft-page-break/>================================================================================</text:p>
      <text:p text:style-name="Standard"><text:s text:c="32"/>11. ESPECIFICACIONES DE RENDIMIENTO</text:p>
      <text:p text:style-name="Standard">================================================================================</text:p>
      <text:p text:style-name="Standard"/>
      <text:p text:style-name="Standard">⚡ MÉTRICAS DE SISTEMA:</text:p>
      <text:p text:style-name="Standard"/>
      <text:p text:style-name="Standard">TIEMPO DE RESPUESTA:</text:p>
      <text:p text:style-name="Standard">- Lectura EMG: &lt; 5ms</text:p>
      <text:p text:style-name="Standard">- Actualización gráfica: 60 FPS</text:p>
      <text:p text:style-name="Standard">- Comando robot: &lt; 100ms</text:p>
      <text:p text:style-name="Standard">- Guardado datos: &lt; 1s</text:p>
      <text:p text:style-name="Standard"/>
      <text:p text:style-name="Standard">CAPACIDAD:</text:p>
      <text:p text:style-name="Standard">- Pacientes simultáneos: 1 (diseño mono-usuario)</text:p>
      <text:p text:style-name="Standard">- Historial por paciente: Ilimitado</text:p>
      <text:p text:style-name="Standard">- Duración sesión: Hasta 2 horas continuas</text:p>
      <text:p text:style-name="Standard">- Frecuencia uso: 8-10 horas diarias</text:p>
      <text:p text:style-name="Standard"/>
      <text:p text:style-name="Standard">PRECISIÓN:</text:p>
      <text:p text:style-name="Standard">- Posicionamiento robot: ±0.1mm</text:p>
      <text:p text:style-name="Standard">- Resolución EMG: 10-bit (1024 niveles)</text:p>
      <text:p text:style-name="Standard">- Sincronización: ±10ms</text:p>
      <text:p text:style-name="Standard">- Calibración: Auto-ajuste ±5%</text:p>
      <text:p text:style-name="Standard"/>
      <text:p text:style-name="Standard">================================================================================</text:p>
      <text:p text:style-name="Standard"><text:s text:c="33"/>12. MANTENIMIENTO</text:p>
      <text:p text:style-name="Standard">================================================================================</text:p>
      <text:p text:style-name="Standard"/>
      <text:p text:style-name="Standard">🔧 RUTINAS DE MANTENIMIENTO:</text:p>
      <text:p text:style-name="Standard"/>
      <text:p text:style-name="Standard">DIARIO:</text:p>
      <text:p text:style-name="Standard">✅ Verificación conexión Arduino</text:p>
      <text:p text:style-name="Standard">✅ Limpieza de electrodos EMG</text:p>
      <text:p text:style-name="Standard">✅ Comprobación estado robot</text:p>
      <text:p text:style-name="Standard">✅ Backup automático de datos</text:p>
      <text:p text:style-name="Standard"/>
      <text:p text:style-name="Standard">SEMANAL:</text:p>
      <text:p text:style-name="Standard">✅ Calibración de sensores EMG</text:p>
      <text:p text:style-name="Standard">✅ Verificación precisión robot</text:p>
      <text:p text:style-name="Standard">✅ Limpieza general del sistema</text:p>
      <text:p text:style-name="Standard">✅ Revisión de logs de errores</text:p>
      <text:p text:style-name="Standard"/>
      <text:p text:style-name="Standard">MENSUAL:</text:p>
      <text:p text:style-name="Standard">✅ Actualización de software</text:p>
      <text:p text:style-name="Standard">✅ Verificación integridad base datos</text:p>
      <text:p text:style-name="Standard"><text:soft-page-break/>✅ Lubricación ejes robot</text:p>
      <text:p text:style-name="Standard">✅ Pruebas de todos los subsistemas</text:p>
      <text:p text:style-name="Standard"/>
      <text:p text:style-name="Standard">================================================================================</text:p>
      <text:p text:style-name="Standard"><text:s text:c="32"/>13. LIMITACIONES CONOCIDAS</text:p>
      <text:p text:style-name="Standard">================================================================================</text:p>
      <text:p text:style-name="Standard"/>
      <text:p text:style-name="Standard">⚠️ RESTRICCIONES ACTUALES:</text:p>
      <text:p text:style-name="Standard"/>
      <text:p text:style-name="Standard">TÉCNICAS:</text:p>
      <text:p text:style-name="Standard">- Máximo 2 canales EMG simultáneos</text:p>
      <text:p text:style-name="Standard">- Requiere supervisión constante del terapeuta</text:p>
      <text:p text:style-name="Standard">- Dependiente de conexión USB estable</text:p>
      <text:p text:style-name="Standard">- Calibración manual inicial requerida</text:p>
      <text:p text:style-name="Standard"/>
      <text:p text:style-name="Standard">CLÍNICAS:</text:p>
      <text:p text:style-name="Standard">- Limitado a extremidad superior</text:p>
      <text:p text:style-name="Standard">- No apto para pacientes con marcapasos</text:p>
      <text:p text:style-name="Standard">- Requiere cooperación activa del paciente</text:p>
      <text:p text:style-name="Standard">- No reemplaza evaluación médica tradicional</text:p>
      <text:p text:style-name="Standard"/>
      <text:p text:style-name="Standard">OPERACIONALES:</text:p>
      <text:p text:style-name="Standard">- Sistema mono-usuario</text:p>
      <text:p text:style-name="Standard">- Requiere espacio físico considerable</text:p>
      <text:p text:style-name="Standard">- Necesita formación específica del operador</text:p>
      <text:p text:style-name="Standard">- Dependiente de suministro eléctrico estable</text:p>
      <text:p text:style-name="Standard"/>
      <text:p text:style-name="Standard">================================================================================</text:p>
      <text:p text:style-name="Standard"><text:s text:c="32"/>14. DESARROLLOS FUTUROS</text:p>
      <text:p text:style-name="Standard">================================================================================</text:p>
      <text:p text:style-name="Standard"/>
      <text:p text:style-name="Standard">🚀 ROADMAP DE MEJORAS:</text:p>
      <text:p text:style-name="Standard"/>
      <text:p text:style-name="Standard">CORTO PLAZO (1-3 meses):</text:p>
      <text:p text:style-name="Standard">- Rutinas adaptativas basadas en rendimiento</text:p>
      <text:p text:style-name="Standard">- Detección automática de fatiga muscular</text:p>
      <text:p text:style-name="Standard">- Alertas de asimetría muscular</text:p>
      <text:p text:style-name="Standard">- Mejora de reportes médicos</text:p>
      <text:p text:style-name="Standard"/>
      <text:p text:style-name="Standard">MEDIANO PLAZO (3-6 meses):</text:p>
      <text:p text:style-name="Standard">- Múltiples derivaciones EMG (4-8 canales)</text:p>
      <text:p text:style-name="Standard">- Análisis frecuencial avanzado</text:p>
      <text:p text:style-name="Standard">- Integración con sistemas hospitalarios</text:p>
      <text:p text:style-name="Standard">- Conectividad inalámbrica</text:p>
      <text:p text:style-name="Standard"/>
      <text:p text:style-name="Standard"><text:soft-page-break/>LARGO PLAZO (6-12 meses):</text:p>
      <text:p text:style-name="Standard">- Inteligencia artificial para personalización</text:p>
      <text:p text:style-name="Standard">- Realidad virtual para motivación</text:p>
      <text:p text:style-name="Standard">- Telemonitoreo y terapia remota</text:p>
      <text:p text:style-name="Standard">- Integración con dispositivos wearables</text:p>
      <text:p text:style-name="Standard"/>
      <text:p text:style-name="Standard">================================================================================</text:p>
      <text:p text:style-name="Standard"><text:s text:c="34"/>15. CONCLUSIONES</text:p>
      <text:p text:style-name="Standard">================================================================================</text:p>
      <text:p text:style-name="Standard"/>
      <text:p text:style-name="Standard">📋 RESUMEN FINAL:</text:p>
      <text:p text:style-name="Standard"/>
      <text:p text:style-name="Standard">El sistema desarrollado representa una solución integral y avanzada para la</text:p>
      <text:p text:style-name="Standard">rehabilitación de extremidad superior, combinando la precisión de la robótica</text:p>
      <text:p text:style-name="Standard">cartesiana con el monitoreo fisiológico en tiempo real mediante EMG.</text:p>
      <text:p text:style-name="Standard"/>
      <text:p text:style-name="Standard">FORTALEZAS PRINCIPALES:</text:p>
      <text:p text:style-name="Standard">✅ Integración completa hardware-software</text:p>
      <text:p text:style-name="Standard">✅ Monitoreo biológico objetivo y cuantificable</text:p>
      <text:p text:style-name="Standard">✅ Interfaz intuitiva para terapeutas</text:p>
      <text:p text:style-name="Standard">✅ Gestión completa de datos médicos</text:p>
      <text:p text:style-name="Standard">✅ Arquitectura escalable y personalizable</text:p>
      <text:p text:style-name="Standard"/>
      <text:p text:style-name="Standard">IMPACTO CLÍNICO:</text:p>
      <text:p text:style-name="Standard">- Mejora la objetividad en la evaluación de pacientes</text:p>
      <text:p text:style-name="Standard">- Permite personalización precisa de tratamientos</text:p>
      <text:p text:style-name="Standard">- Facilita el seguimiento longitudinal de progreso</text:p>
      <text:p text:style-name="Standard">- Reduce la variabilidad inter-terapeuta</text:p>
      <text:p text:style-name="Standard">- Optimiza los recursos de rehabilitación</text:p>
      <text:p text:style-name="Standard"/>
      <text:p text:style-name="Standard">VALOR TECNOLÓGICO:</text:p>
      <text:p text:style-name="Standard">- Implementación robusta con tecnologías maduras</text:p>
      <text:p text:style-name="Standard">- Código bien estructurado y documentado</text:p>
      <text:p text:style-name="Standard">- Interfaz profesional y estable</text:p>
      <text:p text:style-name="Standard">- Rendimiento optimizado para uso clínico</text:p>
      <text:p text:style-name="Standard">- Base sólida para desarrollos futuros</text:p>
      <text:p text:style-name="Standard"/>
      <text:p text:style-name="Standard">================================================================================</text:p>
      <text:p text:style-name="Standard"><text:s text:c="30"/>INFORMACIÓN DEL SISTEMA</text:p>
      <text:p text:style-name="Standard">================================================================================</text:p>
      <text:p text:style-name="Standard"/>
      <text:p text:style-name="Standard">📄 ARCHIVO PRINCIPAL: progrmatesis78.py</text:p>
      <text:p text:style-name="Standard">📊 LÍNEAS DE CÓDIGO: 6,959 líneas</text:p>
      <text:p text:style-name="Standard">🗂️ DIRECTORIO TRABAJO: /home/tesis/Desktop/</text:p>
      <text:p text:style-name="Standard">💾 DIRECTORIO BACKUPS: /home/tesis/Desktop/backups/</text:p>
      <text:p text:style-name="Standard"><text:soft-page-break/>🔌 PUERTO ARDUINO: /dev/ttyUSB0</text:p>
      <text:p text:style-name="Standard"/>
      <text:p text:style-name="Standard">📧 DESARROLLO: Sistema desarrollado para tesis de rehabilitación robótica</text:p>
      <text:p text:style-name="Standard">📅 ÚLTIMA ACTUALIZACIÓN: 27 de noviembre de 2025</text:p>
      <text:p text:style-name="Standard">🏥 APLICACIÓN: Rehabilitación de extremidad superior con monitoreo EMG</text:p>
      <text:p text:style-name="Standard"/>
      <text:p text:style-name="Standard">================================================================================</text:p>
      <text:p text:style-name="Standard"><text:s text:c="36"/>FIN DEL REPORTE</text:p>
      <text:p text:style-name="Standard">================================================================================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21:27:54.307203878</meta:creation-date>
    <dc:date>2025-11-27T21:28:22.660843541</dc:date>
    <meta:editing-duration>PT30S</meta:editing-duration>
    <meta:editing-cycles>1</meta:editing-cycles>
    <meta:document-statistic meta:table-count="0" meta:image-count="0" meta:object-count="0" meta:page-count="11" meta:paragraph-count="373" meta:word-count="1823" meta:character-count="15651" meta:non-whitespace-character-count="13540"/>
    <meta:generator>LibreOffice/25.2.3.2$Linux_AARCH64 LibreOffice_project/520$Build-2</meta:generator>
  </office:meta>
</office:document-meta>
</file>